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8bb9a" officeooo:paragraph-rsid="0018bb9a"/>
    </style:style>
    <style:style style:name="P3" style:family="paragraph" style:parent-style-name="Text_20_body" style:list-style-name="L1">
      <style:text-properties officeooo:rsid="001f872b" officeooo:paragraph-rsid="001f872b"/>
    </style:style>
    <style:style style:name="T1" style:family="text">
      <style:text-properties fo:font-variant="small-caps"/>
    </style:style>
    <style:style style:name="T2" style:family="text">
      <style:text-properties officeooo:rsid="0019eb3b"/>
    </style:style>
    <style:style style:name="T3" style:family="text">
      <style:text-properties officeooo:rsid="001bb647"/>
    </style:style>
    <style:style style:name="T4" style:family="text">
      <style:text-properties officeooo:rsid="001d7e86"/>
    </style:style>
    <style:style style:name="T5" style:family="text">
      <style:text-properties officeooo:rsid="001f872b"/>
    </style:style>
    <style:style style:name="T6" style:family="text">
      <style:text-properties officeooo:rsid="00205304"/>
    </style:style>
    <style:style style:name="T7" style:family="text">
      <style:text-properties officeooo:rsid="0021294b"/>
    </style:style>
    <style:style style:name="T8" style:family="text">
      <style:text-properties officeooo:rsid="002d4e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1:1-24</text:h>
      <text:h text:style-name="Heading_20_2" text:outline-level="2"><text:bookmark text:name="en-GNT-3279"/>The Holiness of the Priests</text:h>
      <text:list xml:id="list2983361017" text:style-name="L1">
        <text:list-item>
          <text:p text:style-name="P1">The <text:span text:style-name="T1">Lord</text:span> commanded Moses to tell the Aaronite priests, “No priest is to make himself ritually unclean by taking part in the funeral ceremonies when a relative dies, unless it is his mother, father, son, daughter, brother, or unmarried sister living in his house. He shall not make himself unclean at the death of those related to him by marriage. “No priest shall shave any part of his head or trim his beard or cut gashes on his body to show that he is in mourning. He must be holy and must not disgrace my name. He offers food offerings to me, and he must be holy. A priest shall not marry a woman who has been a prostitute or a woman who is not a virgin or who is divorced; he is holy. The people must consider the priest holy, because he presents the food offerings to me. I am the <text:span text:style-name="T1">Lord</text:span>; I am holy and I make my people holy. If a priest's daughter becomes a prostitute, she disgraces her father; she shall be burned to death.<text:bookmark text:name="en-GNT-3288"/> “The High Priest has had the anointing oil poured on his head and has been consecrated to wear the priestly garments, so he must not leave his hair uncombed or tear his clothes to show that he is in mourning. <text:bookmark text:name="en-GNT-3289"/>He has been dedicated to me and is not to make himself ritually unclean nor is he to defile my sacred Tent by leaving it and entering a house where there is a dead person, even if it is his own father or mother. <text:bookmark text:name="en-GNT-3290"/>He shall marry a virgin,<text:bookmark text:name="en-GNT-3291"/> not a widow or a divorced woman or a woman who has been a prostitute. He shall marry only a virgin from his own clan. <text:bookmark text:name="en-GNT-3292"/>Otherwise, his children, who ought to be holy, will be ritually unclean. I am the <text:span text:style-name="T1">Lord</text:span> and I have set him apart as the High Priest.”<text:bookmark text:name="en-GNT-3293"/> The <text:span text:style-name="T1">Lord</text:span> commanded Moses <text:bookmark text:name="en-GNT-3294"/>to tell Aaron, “None of your descendants who has any physical defects may present the food offering to me. This applies for all time to come. <text:bookmark text:name="en-GNT-3295"/>No man with any physical defects may make the offering: no one who is blind, lame, disfigured, or deformed; <text:bookmark text:name="en-GNT-3296"/>no one with a crippled hand or foot; <text:bookmark text:name="en-GNT-3297"/>no one who is a hunchback or a dwarf; no one with any eye or skin disease; and no eunuch. <text:bookmark text:name="en-GNT-3298"/>No descendant of Aaron the priest who has any physical defects may present the food offering to me. <text:bookmark text:name="en-GNT-3299"/>Such a man may eat the food offered to me, both the holy food offering and the very holy food offering, <text:bookmark text:name="en-GNT-3300"/>but because he has a physical defect, he shall not come near the sacred curtain or approach the altar. He must not profane these holy things, because I am the <text:span text:style-name="T1">Lord</text:span> and I make them holy.”<text:bookmark text:name="en-GNT-3301"/> This, then, is what Moses said to Aaron, the sons of Aaron, and to all the people of Israel.</text:p>
        </text:list-item>
        <text:list-item>
          <text:p text:style-name="P2">The priests are holy and they must not defile themselves with unholy rituals. These people serve and offer to the holy <text:span text:style-name="T6">God</text:span> hence they ought to also be holy. <text:span text:style-name="T2">They’re not supposed to partake in events that make them ritually unclean, they must mary a virgin of their clan so that their descendents are holy. </text:span><text:span text:style-name="T3">The Lord is holy and must be served by holy priests. </text:span><text:span text:style-name="T4">The disabled of the priesthood are not </text:span><text:span text:style-name="T7">to </text:span><text:span text:style-name="T4">present offerings to the Lord but they can eat the holy food offered to the Lord. In this chapter we see the instructions given to the priests, that’s what the Lord expects of those he has chosen to serve him.</text:span></text:p>
        </text:list-item>
        <text:list-item>
          <text:p text:style-name="P3">Our God is holy and <text:span text:style-name="T8">shall</text:span> only <text:span text:style-name="T8">be</text:span> served by those who are holy.</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5T04:57:26.387437867</meta:creation-date>
    <dc:date>2022-04-05T05:14:04.374902412</dc:date>
    <meta:editing-duration>PT16M33S</meta:editing-duration>
    <meta:editing-cycles>10</meta:editing-cycles>
    <meta:generator>LibreOffice/6.4.7.2$Linux_X86_64 LibreOffice_project/40$Build-2</meta:generator>
    <meta:document-statistic meta:table-count="0" meta:image-count="0" meta:object-count="0" meta:page-count="1" meta:paragraph-count="5" meta:word-count="628" meta:character-count="3232" meta:non-whitespace-character-count="2612"/>
  </office:meta>
</office:document-meta>
</file>